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1b8e11" officeooo:paragraph-rsid="001b8e11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mment obtenir le répertoire de travail actuel en Java</text:p>
      <text:p text:style-name="Standard"/>
      <text:p text:style-name="Standard"/>
      <text:p text:style-name="Standard"><text:a xlink:type="simple" xlink:href="https://www.delftstack.com/fr/howto/java/how-to-get-the-current-working-directory-in-java/" text:style-name="Internet_20_link" text:visited-style-name="Visited_20_Internet_20_Link">https://www.delftstack.com/fr/howto/java/how-to-get-the-current-working-directory-in-java/</text:a> </text:p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"><text:a xlink:type="simple" xlink:href="#__RefHeading___Toc441_4000923819" text:style-name="Index_20_Link" text:visited-style-name="Index_20_Link">Obtenir le répertoire de travail actuel en utilisant la méthode System.getProperty() en Java<text:tab/>1</text:a></text:p>
          <text:p text:style-name="P3"><text:a xlink:type="simple" xlink:href="#__RefHeading___Toc443_4000923819" text:style-name="Index_20_Link" text:visited-style-name="Index_20_Link">Obtenir le répertoire de travail courant en utilisant toAbsolutePath() en Java<text:tab/>2</text:a></text:p>
          <text:p text:style-name="P3"><text:a xlink:type="simple" xlink:href="#__RefHeading___Toc445_4000923819" text:style-name="Index_20_Link" text:visited-style-name="Index_20_Link">Obtenir le répertoire de travail courant en utilisant la méthode normalize() en Java<text:tab/>2</text:a></text:p>
          <text:p text:style-name="P3"><text:a xlink:type="simple" xlink:href="#__RefHeading___Toc447_4000923819" text:style-name="Index_20_Link" text:visited-style-name="Index_20_Link">Obtenir le répertoire de travail courant en utilisant la méthode FileSystems.getDefault() en Java<text:tab/>3</text:a></text:p>
          <text:p text:style-name="P3"><text:a xlink:type="simple" xlink:href="#__RefHeading___Toc449_4000923819" text:style-name="Index_20_Link" text:visited-style-name="Index_20_Link">Obtenir le répertoire de travail courant en utilisant la méthode getAbsoluteFile() en Java<text:tab/>3</text:a></text:p>
          <text:p text:style-name="P3"><text:a xlink:type="simple" xlink:href="#__RefHeading___Toc451_4000923819" text:style-name="Index_20_Link" text:visited-style-name="Index_20_Link">Obtenir le répertoire de travail courant en utilisant la méthode getClass() en Java<text:tab/>4</text:a></text:p>
        </text:index-body>
      </text:table-of-content>
      <text:p text:style-name="Standard"/>
      <text:p text:style-name="Standard"/>
      <text:p text:style-name="Text_20_body">Ce tutoriel explique comment obtenir le répertoire de travail actuel et donne quelques exemples de codes pour le comprendre.</text:p>
      <text:p text:style-name="Text_20_body">Il y a plusieurs façons d’obtenir le répertoire de travail courant, ici nous utilisons les méthodes <text:span text:style-name="Source_20_Text">System.getProperty()</text:span>, <text:span text:style-name="Source_20_Text">toAbsolutePath()</text:span>, et <text:span text:style-name="Source_20_Text">FileSystems.getDefault()</text:span>, etc. Voyons les exemples.</text:p>
      <text:p text:style-name="Standard"/>
      <text:h text:style-name="Heading_20_1" text:outline-level="1"><text:bookmark text:name="obtenir-le-répertoire-de-travail-actuel-en-utilisant-la-méthode-system-getproperty-en-java"/><text:bookmark-start text:name="__RefHeading___Toc441_4000923819"/><text:a xlink:type="simple" xlink:href="https://www.delftstack.com/fr/howto/java/how-to-get-the-current-working-directory-in-java/#obtenir-le-répertoire-de-travail-actuel-en-utilisant-la-méthode-system-getproperty-en-java" text:style-name="Internet_20_link" text:visited-style-name="Visited_20_Internet_20_Link">Obtenir le répertoire de travail actuel en utilisant la méthode </text:a><text:a xlink:type="simple" xlink:href="https://www.delftstack.com/fr/howto/java/how-to-get-the-current-working-directory-in-java/#obtenir-le-répertoire-de-travail-actuel-en-utilisant-la-méthode-system-getproperty-en-java" text:style-name="Internet_20_link" text:visited-style-name="Visited_20_Internet_20_Link"><text:span text:style-name="Source_20_Text">System.getProperty()</text:span></text:a><text:a xlink:type="simple" xlink:href="https://www.delftstack.com/fr/howto/java/how-to-get-the-current-working-directory-in-java/#obtenir-le-répertoire-de-travail-actuel-en-utilisant-la-méthode-system-getproperty-en-java" text:style-name="Internet_20_link" text:visited-style-name="Visited_20_Internet_20_Link"> en Java</text:a><text:bookmark-end text:name="__RefHeading___Toc441_4000923819"/></text:h>
      <text:p text:style-name="Text_20_body">La méthode <text:span text:style-name="Source_20_Text">System.getProperty()</text:span> est celle qui retourne la propriété du système indiquée par la clé (argument). Par exemple, <text:span text:style-name="Source_20_Text">user.dir</text:span> retourne le répertoire de l’utilisateur et <text:span text:style-name="Source_20_Text">os.name</text:span> retourne le nom du système d’exploitation. Ici, nous utilisons cette méthode pour obtenir le répertoire de travail de l’utilisateur courant. Voir l’exemple ci-dessous.</text:p>
      <text:p text:style-name="Preformatted_20_Text"><text:span text:style-name="Source_20_Text">public class SimpleTesting {</text:span></text:p>
      <text:p text:style-name="Preformatted_20_Text"><text:span text:style-name="Source_20_Text"><text:s text:c="8"/>public static void main(String[] args) {</text:span></text:p>
      <text:p text:style-name="Preformatted_20_Text"><text:span text:style-name="Source_20_Text"><text:s text:c="16"/>String directoryName = System.getProperty("user.dir");</text:span></text:p>
      <text:p text:style-name="Preformatted_20_Text"><text:span text:style-name="Source_20_Text"><text:s text:c="16"/>System.out.println("Current Working Directory is = " +directoryName);</text:span></text:p>
      <text:p text:style-name="Preformatted_20_Text"><text:span text:style-name="Source_20_Text"><text:s text:c="8"/>}</text:span></text:p>
      <text:p text:style-name="P2"><text:span text:style-name="Source_20_Text">}</text:span></text:p>
      <text:p text:style-name="Text_20_body">Production:</text:p>
      <text:p text:style-name="P2"><text:span text:style-name="Source_20_Text">Current Working Directory is = D:\eclipse-workspace\corejavaexamples</text:span></text:p>
      <text:h text:style-name="Heading_20_1" text:outline-level="1"><text:bookmark text:name="obtenir-le-répertoire-de-travail-courant-en-utilisant-toabsolutepath-en-java"/><text:bookmark-start text:name="__RefHeading___Toc443_4000923819"/><text:soft-page-break/><text:a xlink:type="simple" xlink:href="https://www.delftstack.com/fr/howto/java/how-to-get-the-current-working-directory-in-java/#obtenir-le-répertoire-de-travail-courant-en-utilisant-toabsolutepath-en-java" text:style-name="Internet_20_link" text:visited-style-name="Visited_20_Internet_20_Link">Obtenir le répertoire de travail courant en utilisant </text:a><text:a xlink:type="simple" xlink:href="https://www.delftstack.com/fr/howto/java/how-to-get-the-current-working-directory-in-java/#obtenir-le-répertoire-de-travail-courant-en-utilisant-toabsolutepath-en-java" text:style-name="Internet_20_link" text:visited-style-name="Visited_20_Internet_20_Link"><text:span text:style-name="Source_20_Text">toAbsolutePath()</text:span></text:a><text:a xlink:type="simple" xlink:href="https://www.delftstack.com/fr/howto/java/how-to-get-the-current-working-directory-in-java/#obtenir-le-répertoire-de-travail-courant-en-utilisant-toabsolutepath-en-java" text:style-name="Internet_20_link" text:visited-style-name="Visited_20_Internet_20_Link"> en Java</text:a><text:bookmark-end text:name="__RefHeading___Toc443_4000923819"/></text:h>
      <text:p text:style-name="Text_20_body">La méthode <text:span text:style-name="Source_20_Text">toAbsolutePath()</text:span> peut obtenir le chemin absolu de n’importe quel endroit. Ici, nous utilisons cette méthode pour obtenir le chemin absolu du répertoire courant. Voir l’exemple ci-dessous.</text:p>
      <text:p text:style-name="Preformatted_20_Text"><text:span text:style-name="Source_20_Text">import java.nio.file.Path;</text:span></text:p>
      <text:p text:style-name="Preformatted_20_Text"><text:span text:style-name="Source_20_Text">import java.nio.file.Paths;</text:span></text:p>
      <text:p text:style-name="Preformatted_20_Text"/>
      <text:p text:style-name="Preformatted_20_Text"><text:span text:style-name="Source_20_Text">public class SimpleTesting {</text:span></text:p>
      <text:p text:style-name="Preformatted_20_Text"/>
      <text:p text:style-name="Preformatted_20_Text"><text:span text:style-name="Source_20_Text"><text:s text:c="8"/>public static void main(String[] args) {</text:span></text:p>
      <text:p text:style-name="Preformatted_20_Text"><text:span text:style-name="Source_20_Text"><text:s text:c="16"/>Path path = Paths.get("");</text:span></text:p>
      <text:p text:style-name="Preformatted_20_Text"><text:span text:style-name="Source_20_Text"><text:s text:c="16"/>String directoryName = path.toAbsolutePath().toString();</text:span></text:p>
      <text:p text:style-name="Preformatted_20_Text"><text:span text:style-name="Source_20_Text"><text:s text:c="16"/>System.out.println("Current Working Directory is = " +directoryName);</text:span></text:p>
      <text:p text:style-name="Preformatted_20_Text"><text:span text:style-name="Source_20_Text"><text:s text:c="8"/>}</text:span></text:p>
      <text:p text:style-name="P2"><text:span text:style-name="Source_20_Text">}</text:span></text:p>
      <text:p text:style-name="Text_20_body">Production:</text:p>
      <text:p text:style-name="P2"><text:span text:style-name="Source_20_Text">Current Working Directory is = D:\eclipse-workspace\corejavaexamples</text:span></text:p>
      <text:h text:style-name="Heading_20_1" text:outline-level="1"><text:bookmark text:name="obtenir-le-répertoire-de-travail-courant-en-utilisant-la-méthode-normalize-en-java"/><text:bookmark-start text:name="__RefHeading___Toc445_4000923819"/><text:a xlink:type="simple" xlink:href="https://www.delftstack.com/fr/howto/java/how-to-get-the-current-working-directory-in-java/#obtenir-le-répertoire-de-travail-courant-en-utilisant-la-méthode-normalize-en-java" text:style-name="Internet_20_link" text:visited-style-name="Visited_20_Internet_20_Link">Obtenir le répertoire de travail courant en utilisant la méthode </text:a><text:a xlink:type="simple" xlink:href="https://www.delftstack.com/fr/howto/java/how-to-get-the-current-working-directory-in-java/#obtenir-le-répertoire-de-travail-courant-en-utilisant-la-méthode-normalize-en-java" text:style-name="Internet_20_link" text:visited-style-name="Visited_20_Internet_20_Link"><text:span text:style-name="Source_20_Text">normalize()</text:span></text:a><text:a xlink:type="simple" xlink:href="https://www.delftstack.com/fr/howto/java/how-to-get-the-current-working-directory-in-java/#obtenir-le-répertoire-de-travail-courant-en-utilisant-la-méthode-normalize-en-java" text:style-name="Internet_20_link" text:visited-style-name="Visited_20_Internet_20_Link"> en Java</text:a><text:bookmark-end text:name="__RefHeading___Toc445_4000923819"/></text:h>
      <text:p text:style-name="Text_20_body">La méthode <text:span text:style-name="Source_20_Text">normalize()</text:span> retourne un chemin à partir du chemin courant dans lequel tous les éléments de nom redondants sont éliminés. Nous utilisons cette méthode avec la méthode <text:span text:style-name="Source_20_Text">toAbsolute()</text:span> pour obtenir le répertoire de travail actuel en éliminant les noms redondants. Voir l’exemple ci-dessous.</text:p>
      <text:p text:style-name="Preformatted_20_Text"><text:span text:style-name="Source_20_Text">import java.nio.file.Path;</text:span></text:p>
      <text:p text:style-name="Preformatted_20_Text"><text:span text:style-name="Source_20_Text">import java.nio.file.Paths;</text:span></text:p>
      <text:p text:style-name="Preformatted_20_Text"/>
      <text:p text:style-name="Preformatted_20_Text"><text:span text:style-name="Source_20_Text">public class SimpleTesting {</text:span></text:p>
      <text:p text:style-name="Preformatted_20_Text"/>
      <text:p text:style-name="Preformatted_20_Text"><text:span text:style-name="Source_20_Text"><text:s text:c="8"/>public static void main(String[] args) {</text:span></text:p>
      <text:p text:style-name="Preformatted_20_Text"><text:span text:style-name="Source_20_Text"><text:s text:c="16"/>Path path = Paths.get("");</text:span></text:p>
      <text:p text:style-name="Preformatted_20_Text"><text:span text:style-name="Source_20_Text"><text:s text:c="16"/>String directoryName = path.toAbsolutePath().normalize().toString();</text:span></text:p>
      <text:p text:style-name="Preformatted_20_Text"><text:span text:style-name="Source_20_Text"><text:s text:c="16"/>System.out.println("Current Working Directory is = " +directoryName);</text:span></text:p>
      <text:p text:style-name="Preformatted_20_Text"><text:span text:style-name="Source_20_Text"><text:s text:c="8"/>}</text:span></text:p>
      <text:p text:style-name="P2"><text:span text:style-name="Source_20_Text">}</text:span></text:p>
      <text:p text:style-name="Text_20_body">Production:</text:p>
      <text:p text:style-name="P2"><text:span text:style-name="Source_20_Text">Current Working Directory is = D:\eclipse-workspace\corejavaexamples</text:span></text:p>
      <text:h text:style-name="Heading_20_1" text:outline-level="1"><text:bookmark text:name="obtenir-le-répertoire-de-travail-courant-en-utilisant-la-méthode-filesystems-getdefault-en-java"/><text:bookmark-start text:name="__RefHeading___Toc447_4000923819"/><text:soft-page-break/><text:a xlink:type="simple" xlink:href="https://www.delftstack.com/fr/howto/java/how-to-get-the-current-working-directory-in-java/#obtenir-le-répertoire-de-travail-courant-en-utilisant-la-méthode-filesystems-getdefault-en-java" text:style-name="Internet_20_link" text:visited-style-name="Visited_20_Internet_20_Link">Obtenir le répertoire de travail courant en utilisant la méthode </text:a><text:a xlink:type="simple" xlink:href="https://www.delftstack.com/fr/howto/java/how-to-get-the-current-working-directory-in-java/#obtenir-le-répertoire-de-travail-courant-en-utilisant-la-méthode-filesystems-getdefault-en-java" text:style-name="Internet_20_link" text:visited-style-name="Visited_20_Internet_20_Link"><text:span text:style-name="Source_20_Text">FileSystems.getDefault()</text:span></text:a><text:a xlink:type="simple" xlink:href="https://www.delftstack.com/fr/howto/java/how-to-get-the-current-working-directory-in-java/#obtenir-le-répertoire-de-travail-courant-en-utilisant-la-méthode-filesystems-getdefault-en-java" text:style-name="Internet_20_link" text:visited-style-name="Visited_20_Internet_20_Link"> en Java</text:a><text:bookmark-end text:name="__RefHeading___Toc447_4000923819"/></text:h>
      <text:p text:style-name="Text_20_body">Nous pouvons utiliser la méthode <text:span text:style-name="Source_20_Text">getDefault()</text:span> de la classe <text:span text:style-name="Source_20_Text">FileSystem</text:span> pour obtenir le <text:span text:style-name="Source_20_Text">Filesystem</text:span> par défaut et ensuite la méthode <text:span text:style-name="Source_20_Text">toAbsolutePath()</text:span> pour obtenir le chemin absolu du répertoire de travail courant. Voir l’exemple ci-dessous.</text:p>
      <text:p text:style-name="Preformatted_20_Text"><text:span text:style-name="Source_20_Text">import java.nio.file.FileSystems;</text:span></text:p>
      <text:p text:style-name="Preformatted_20_Text"><text:span text:style-name="Source_20_Text">import java.nio.file.Path;</text:span></text:p>
      <text:p text:style-name="Preformatted_20_Text"/>
      <text:p text:style-name="Preformatted_20_Text"><text:span text:style-name="Source_20_Text">public class SimpleTesting {</text:span></text:p>
      <text:p text:style-name="Preformatted_20_Text"/>
      <text:p text:style-name="Preformatted_20_Text"><text:span text:style-name="Source_20_Text"><text:s text:c="8"/>public static void main(String[] args) {</text:span></text:p>
      <text:p text:style-name="Preformatted_20_Text"><text:span text:style-name="Source_20_Text"><text:s text:c="16"/>Path path = FileSystems.getDefault().getPath("");</text:span></text:p>
      <text:p text:style-name="Preformatted_20_Text"><text:span text:style-name="Source_20_Text"><text:s text:c="16"/>String directoryName = path.toAbsolutePath().toString();</text:span></text:p>
      <text:p text:style-name="Preformatted_20_Text"><text:span text:style-name="Source_20_Text"><text:s text:c="16"/>System.out.println("Current Working Directory is = " +directoryName);</text:span></text:p>
      <text:p text:style-name="Preformatted_20_Text"><text:span text:style-name="Source_20_Text"><text:s text:c="8"/>}</text:span></text:p>
      <text:p text:style-name="P2"><text:span text:style-name="Source_20_Text">}</text:span></text:p>
      <text:p text:style-name="Text_20_body">Production:</text:p>
      <text:p text:style-name="P2"><text:span text:style-name="Source_20_Text">Current Working Directory is = D:\eclipse-workspace\corejavaexamples</text:span></text:p>
      <text:h text:style-name="Heading_20_1" text:outline-level="1"><text:bookmark text:name="obtenir-le-répertoire-de-travail-courant-en-utilisant-la-méthode-getabsolutefile-en-java"/><text:bookmark-start text:name="__RefHeading___Toc449_4000923819"/><text:a xlink:type="simple" xlink:href="https://www.delftstack.com/fr/howto/java/how-to-get-the-current-working-directory-in-java/#obtenir-le-répertoire-de-travail-courant-en-utilisant-la-méthode-getabsolutefile-en-java" text:style-name="Internet_20_link" text:visited-style-name="Visited_20_Internet_20_Link">Obtenir le répertoire de travail courant en utilisant la méthode </text:a><text:a xlink:type="simple" xlink:href="https://www.delftstack.com/fr/howto/java/how-to-get-the-current-working-directory-in-java/#obtenir-le-répertoire-de-travail-courant-en-utilisant-la-méthode-getabsolutefile-en-java" text:style-name="Internet_20_link" text:visited-style-name="Visited_20_Internet_20_Link"><text:span text:style-name="Source_20_Text">getAbsoluteFile()</text:span></text:a><text:a xlink:type="simple" xlink:href="https://www.delftstack.com/fr/howto/java/how-to-get-the-current-working-directory-in-java/#obtenir-le-répertoire-de-travail-courant-en-utilisant-la-méthode-getabsolutefile-en-java" text:style-name="Internet_20_link" text:visited-style-name="Visited_20_Internet_20_Link"> en Java</text:a><text:bookmark-end text:name="__RefHeading___Toc449_4000923819"/></text:h>
      <text:p text:style-name="Text_20_body">Nous pouvons utiliser la méthode <text:span text:style-name="Source_20_Text">getAbsoluteFile()</text:span> pour obtenir l’emplacement du fichier courant qui représente en fait l’emplacement du répertoire courant. Voir l’exemple ci-dessous.</text:p>
      <text:p text:style-name="Preformatted_20_Text"><text:span text:style-name="Source_20_Text">import java.io.File;</text:span></text:p>
      <text:p text:style-name="Preformatted_20_Text"/>
      <text:p text:style-name="Preformatted_20_Text"><text:span text:style-name="Source_20_Text">public class SimpleTesting {</text:span></text:p>
      <text:p text:style-name="Preformatted_20_Text"/>
      <text:p text:style-name="Preformatted_20_Text"><text:span text:style-name="Source_20_Text"><text:s text:c="8"/>public static void main(String[] args) {</text:span></text:p>
      <text:p text:style-name="Preformatted_20_Text"><text:span text:style-name="Source_20_Text"><text:s text:c="16"/>File file = new File("");</text:span></text:p>
      <text:p text:style-name="Preformatted_20_Text"><text:span text:style-name="Source_20_Text"><text:s text:c="16"/>String directoryName = file.getAbsoluteFile().toString();</text:span></text:p>
      <text:p text:style-name="Preformatted_20_Text"><text:span text:style-name="Source_20_Text"><text:s text:c="16"/>System.out.println("Current Working Directory is = " +directoryName);</text:span></text:p>
      <text:p text:style-name="Preformatted_20_Text"><text:span text:style-name="Source_20_Text"><text:s text:c="8"/>}</text:span></text:p>
      <text:p text:style-name="P2"><text:span text:style-name="Source_20_Text">}</text:span></text:p>
      <text:p text:style-name="Text_20_body">Production:</text:p>
      <text:p text:style-name="P2"><text:span text:style-name="Source_20_Text">Current Working Directory is = D:\eclipse-workspace\corejavaexamples</text:span></text:p>
      <text:h text:style-name="Heading_20_1" text:outline-level="1"><text:bookmark text:name="obtenir-le-répertoire-de-travail-courant-en-utilisant-la-méthode-getclass-en-java"/><text:bookmark-start text:name="__RefHeading___Toc451_4000923819"/><text:soft-page-break/><text:a xlink:type="simple" xlink:href="https://www.delftstack.com/fr/howto/java/how-to-get-the-current-working-directory-in-java/#obtenir-le-répertoire-de-travail-courant-en-utilisant-la-méthode-getclass-en-java" text:style-name="Internet_20_link" text:visited-style-name="Visited_20_Internet_20_Link">Obtenir le répertoire de travail courant en utilisant la méthode </text:a><text:a xlink:type="simple" xlink:href="https://www.delftstack.com/fr/howto/java/how-to-get-the-current-working-directory-in-java/#obtenir-le-répertoire-de-travail-courant-en-utilisant-la-méthode-getclass-en-java" text:style-name="Internet_20_link" text:visited-style-name="Visited_20_Internet_20_Link"><text:span text:style-name="Source_20_Text">getClass()</text:span></text:a><text:a xlink:type="simple" xlink:href="https://www.delftstack.com/fr/howto/java/how-to-get-the-current-working-directory-in-java/#obtenir-le-répertoire-de-travail-courant-en-utilisant-la-méthode-getclass-en-java" text:style-name="Internet_20_link" text:visited-style-name="Visited_20_Internet_20_Link"> en Java</text:a><text:bookmark-end text:name="__RefHeading___Toc451_4000923819"/></text:h>
      <text:p text:style-name="Text_20_body">Nous pouvons utiliser la méthode <text:span text:style-name="Source_20_Text">getClass()</text:span> de la classe Object en Java qui retourne la classe en cours d’exécution, qui peut en outre être utilisée avec la méthode <text:span text:style-name="Source_20_Text">getPath()</text:span> pour obtenir le chemin du répertoire de travail courant. Voir l’exemple ci-dessous.</text:p>
      <text:p text:style-name="Preformatted_20_Text"><text:span text:style-name="Source_20_Text">public class SimpleTesting {</text:span></text:p>
      <text:p text:style-name="Preformatted_20_Text"/>
      <text:p text:style-name="Preformatted_20_Text"><text:span text:style-name="Source_20_Text"><text:s text:c="8"/>String getCurrentDirectory() {</text:span></text:p>
      <text:p text:style-name="Preformatted_20_Text"><text:span text:style-name="Source_20_Text"><text:s text:c="16"/>return this.getClass().getClassLoader().getResource("").getPath()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</text:span></text:p>
      <text:p text:style-name="Preformatted_20_Text"><text:span text:style-name="Source_20_Text"><text:s text:c="8"/>public static void main(String[] args) {</text:span></text:p>
      <text:p text:style-name="Preformatted_20_Text"><text:span text:style-name="Source_20_Text"><text:s text:c="16"/></text:span></text:p>
      <text:p text:style-name="Preformatted_20_Text"><text:span text:style-name="Source_20_Text"><text:s text:c="16"/>String directoryName = new SimpleTesting().getCurrentDirectory();</text:span></text:p>
      <text:p text:style-name="Preformatted_20_Text"><text:span text:style-name="Source_20_Text"><text:s text:c="16"/>System.out.println("Current Working Directory is = " +directoryName);</text:span></text:p>
      <text:p text:style-name="Preformatted_20_Text"><text:span text:style-name="Source_20_Text"><text:s text:c="8"/>}</text:span></text:p>
      <text:p text:style-name="P2"><text:span text:style-name="Source_20_Text">}</text:span></text:p>
      <text:p text:style-name="Text_20_body">Production:</text:p>
      <text:p text:style-name="P2"><text:span text:style-name="Source_20_Text">Current Working Directory is = D:\eclipse-workspace\corejavaexamples</text:span></text:p>
      <text:p text:style-name="Text_20_body"><text:bookmark text:name="ezoic-pub-ad-placeholder-105"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Unifont" style:font-family-asian="Unifont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b8e11" officeooo:paragraph-rsid="001b8e1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4</text:page-number><text:s/>sur <text:page-count>4</text:page-count><text:s/>de <text:file-name text:display="name-and-extension">java_commentObtenirLeNomDuRepertoireEnCours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4T19:58:17.363821942</meta:creation-date>
    <dc:date>2021-02-04T20:04:50.957424354</dc:date>
    <meta:editing-duration>PT6M33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4" meta:paragraph-count="88" meta:word-count="657" meta:character-count="5600" meta:non-whitespace-character-count="4620"/>
  </office:meta>
</office:document-meta>
</file>